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ProjectLogger.getBuildFail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ProjectLogger.subBuild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gProjectLogger.getBuildSuccessfu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ProjectLogger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ProjectLogger.get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ProjectLogg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ProjectLogg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ProjectLogger.extractTargetName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gProjectLogger.maybeRaiseSubBuildStart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gProjectLogg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ProjectLogger.subBuildStarted( Buil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igProjectLogger.extractNameOrDefault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gProjectLogg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